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D0000009F33594E5B42886F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34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72cm" svg:height="5.654cm" svg:x="4.363cm" svg:y="12.045cm">
          <draw:image xlink:href="Pictures/100000000000013D0000009F33594E5B42886F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5T16:22:47.427452465</dc:date>
    <meta:editing-duration>PT2M16S</meta:editing-duration>
    <meta:editing-cycles>1</meta:editing-cycles>
    <meta:document-statistic meta:object-count="1"/>
    <meta:generator>LibreOffice/5.1.6.2$Linux_x86 LibreOffice_project/10m0$Build-2</meta:generator>
  </office:meta>
</office:document-meta>
</file>